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 document d'analyse va nous permettre de spécifier le comportement de l'API dans chaque navigateur afin d'en dégager les point positifs et négatifs.</text:p>
      <text:p text:style-name="Standard"/>
      <text:p text:style-name="Standard">Cette API a été développer de base pour google chrome, il faut savoir que dans la plupart des autres navigateurs, l'API est partiellement ou totalement incompatible:</text:p>
      <text:p text:style-name="Standard"/>
      <text:p text:style-name="Standard">-Soit il est totalement impossible d'utiliser l'API</text:p>
      <text:p text:style-name="Standard">-Soit elle peut etre utilisé à moitié, c'est à dire que le synthèse de la parole fonctionne (vous écrivez un texte et le navigateur va pouvoir vous le lire)</text:p>
      <text:p text:style-name="Standard">mais le "speech recognition" n'est pas disponible.</text:p>
      <text:p text:style-name="Standard"/>
      <text:p text:style-name="Standard">Dans nos premiers tests nous avons pu constater cela entre les 2 navigateurs les plus prometteurs, google chrome et mozilla firefox.</text:p>
      <text:p text:style-name="Standard">La synthèse de la parole sur chrome est bien plus "naturel" et clair (nous avons vraiment l'impression d'entendre un interlocuteur réel, et les différent accents sont plutôt bien réalisé)</text:p>
      <text:p text:style-name="Standard">Sur firefox, la plupart des accents mise à notre disposition n'étaient pas fonctionnels et la voix synthétisé pour nous lire un extrait avait vraiment un timbre de voix "robotique"</text:p>
      <text:p text:style-name="Standard"/>
      <text:p text:style-name="Standard">Nous avons donc décidé de nous concentrer sur google chrome afin de réaliser notre projet, et nous utiliserons les autres navigateurs afin de voir ce qui est possible ou pas afin de pouvoir faire un tableau comparatif des différents navigateurs et leurs implémentations plus ou moins exploitable pour les développeurs.</text:p>
      <text:p text:style-name="Standard"/>
      <text:p text:style-name="Standard">Nos premiers tests sur l'API ont été fait en anglais, nous avions l'impression que l'API avait plus de facilité avec cette langue, et la syntaxe de l'HTML nous invitais également à faire de même ( nous avons un petit test qui permet de changer le fond d'écran d'une page en fonction de la couleur prononcé).</text:p>
      <text:p text:style-name="Standard"/>
      <text:p text:style-name="Standard">Cela soulève donc un nouveau problème, les drois d'utilisation du microphone, lors de nos tests, nous nous sommes rendu compte qu'il étai particulièrement difficile (et potentiellement dangereux) de désactivé le contrôle du microphone sur le net, de base les navigateurs empeche ce genre d'application de fonctionner ou demande notr autorisation.</text:p>
      <text:p text:style-name="Standard">C'est pour cela que dans notre cas, tout les test seront effectués sur un serveur locale (comme wamp) afin de ne pas avoir les restrictions de sécurités qui nous avaient empéché de bien tester nos petit bout de codes afin de voir comment se comportait l'A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M58S</meta:editing-duration>
    <meta:editing-cycles>3</meta:editing-cycles>
    <meta:generator>OpenOffice/4.0.1$Win32 OpenOffice.org_project/401m5$Build-9714</meta:generator>
    <dc:date>2018-01-30T17:20:16.43</dc:date>
    <meta:document-statistic meta:table-count="0" meta:image-count="0" meta:object-count="0" meta:page-count="1" meta:paragraph-count="12" meta:word-count="372" meta:character-count="2300"/>
    <dc:creator>Hassan Bangre</dc:creator>
    <meta:user-defined meta:name="Info 1"/>
    <meta:user-defined meta:name="Info 2"/>
    <meta:user-defined meta:name="Info 3"/>
    <meta:user-defined meta:name="Info 4"/>
  </office:meta>
</office:document-meta>
</file>